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f2340" officeooo:paragraph-rsid="00229e0c"/>
    </style:style>
    <style:style style:name="P2" style:family="paragraph" style:parent-style-name="Standard">
      <style:paragraph-properties fo:text-align="justify" style:justify-single-word="false"/>
      <style:text-properties officeooo:rsid="001f2340" officeooo:paragraph-rsid="001f2340"/>
    </style:style>
    <style:style style:name="P3" style:family="paragraph" style:parent-style-name="Standard">
      <style:paragraph-properties fo:text-align="justify" style:justify-single-word="false"/>
      <style:text-properties officeooo:rsid="001f2340" officeooo:paragraph-rsid="0021c82e"/>
    </style:style>
    <style:style style:name="P4" style:family="paragraph" style:parent-style-name="Standard">
      <style:paragraph-properties fo:text-align="justify" style:justify-single-word="false"/>
      <style:text-properties officeooo:rsid="001f2340" officeooo:paragraph-rsid="00245f84"/>
    </style:style>
    <style:style style:name="P5" style:family="paragraph" style:parent-style-name="Standard">
      <style:paragraph-properties fo:text-align="justify" style:justify-single-word="false"/>
      <style:text-properties officeooo:rsid="0020deeb" officeooo:paragraph-rsid="0020deeb"/>
    </style:style>
    <style:style style:name="P6" style:family="paragraph" style:parent-style-name="Standard">
      <style:paragraph-properties fo:text-align="justify" style:justify-single-word="false"/>
      <style:text-properties officeooo:rsid="0020deeb" officeooo:paragraph-rsid="00245f84"/>
    </style:style>
    <style:style style:name="P7" style:family="paragraph" style:parent-style-name="Standard">
      <style:paragraph-properties fo:text-align="justify" style:justify-single-word="false"/>
      <style:text-properties officeooo:rsid="0020deeb" officeooo:paragraph-rsid="0021c82e"/>
    </style:style>
    <style:style style:name="P8" style:family="paragraph" style:parent-style-name="Standard">
      <style:paragraph-properties fo:text-align="justify" style:justify-single-word="false"/>
      <style:text-properties officeooo:rsid="0020deeb" officeooo:paragraph-rsid="003568d7"/>
    </style:style>
    <style:style style:name="P9" style:family="paragraph" style:parent-style-name="Standard">
      <style:paragraph-properties fo:text-align="justify" style:justify-single-word="false"/>
      <style:text-properties officeooo:rsid="0021c82e" officeooo:paragraph-rsid="0021c82e"/>
    </style:style>
    <style:style style:name="P10" style:family="paragraph" style:parent-style-name="Standard">
      <style:paragraph-properties fo:text-align="justify" style:justify-single-word="false"/>
      <style:text-properties officeooo:rsid="00229e0c" officeooo:paragraph-rsid="00229e0c"/>
    </style:style>
    <style:style style:name="P11" style:family="paragraph" style:parent-style-name="Standard">
      <style:paragraph-properties fo:text-align="justify" style:justify-single-word="false"/>
      <style:text-properties officeooo:rsid="00229e0c" officeooo:paragraph-rsid="00245f84"/>
    </style:style>
    <style:style style:name="P12" style:family="paragraph" style:parent-style-name="Standard">
      <style:paragraph-properties fo:text-align="justify" style:justify-single-word="false"/>
      <style:text-properties officeooo:rsid="00245f84" officeooo:paragraph-rsid="00245f84"/>
    </style:style>
    <style:style style:name="P13" style:family="paragraph" style:parent-style-name="Standard">
      <style:paragraph-properties fo:text-align="center" style:justify-single-word="false"/>
      <style:text-properties fo:font-size="20pt" officeooo:rsid="00229e0c" officeooo:paragraph-rsid="00229e0c" style:font-size-asian="20pt" style:font-size-complex="20pt"/>
    </style:style>
    <style:style style:name="P14" style:family="paragraph" style:parent-style-name="Standard">
      <style:paragraph-properties fo:text-align="justify" style:justify-single-word="false"/>
      <style:text-properties fo:font-style="italic" officeooo:rsid="00229e0c" officeooo:paragraph-rsid="00229e0c" style:font-style-asian="italic" style:font-style-complex="italic"/>
    </style:style>
    <style:style style:name="P15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officeooo:rsid="00229e0c" officeooo:paragraph-rsid="00229e0c" style:font-size-asian="16pt" style:font-style-asian="italic" style:font-size-complex="16pt" style:font-style-complex="italic"/>
    </style:style>
    <style:style style:name="P16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officeooo:rsid="00245f84" officeooo:paragraph-rsid="00245f84" style:font-size-asian="16pt" style:font-style-asian="italic" style:font-size-complex="16pt" style:font-style-complex="italic"/>
    </style:style>
    <style:style style:name="P17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officeooo:rsid="00245f84" officeooo:paragraph-rsid="002d0fda" style:font-size-asian="16pt" style:font-style-asian="italic" style:font-size-complex="16pt" style:font-style-complex="italic"/>
    </style:style>
    <style:style style:name="P18" style:family="paragraph" style:parent-style-name="Standard">
      <style:paragraph-properties fo:text-align="justify" style:justify-single-word="false"/>
      <style:text-properties fo:font-size="16pt" fo:font-style="italic" style:text-underline-style="solid" style:text-underline-width="auto" style:text-underline-color="font-color" officeooo:rsid="00252a48" officeooo:paragraph-rsid="00252a48" style:font-size-asian="16pt" style:font-style-asian="italic" style:font-size-complex="16pt" style:font-style-complex="italic"/>
    </style:style>
    <style:style style:name="P19" style:family="paragraph" style:parent-style-name="Standard">
      <style:paragraph-properties fo:text-align="center" style:justify-single-word="false"/>
      <style:text-properties fo:font-size="10pt" fo:font-style="italic" officeooo:rsid="0020deeb" officeooo:paragraph-rsid="0020deeb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text-align="center" style:justify-single-word="false"/>
      <style:text-properties fo:font-size="10pt" fo:font-style="italic" officeooo:rsid="0021c82e" officeooo:paragraph-rsid="0021c82e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text-align="justify" style:justify-single-word="false"/>
      <style:text-properties officeooo:rsid="00252a48" officeooo:paragraph-rsid="00252a48"/>
    </style:style>
    <style:style style:name="P22" style:family="paragraph" style:parent-style-name="Standard">
      <style:paragraph-properties fo:text-align="justify" style:justify-single-word="false"/>
      <style:text-properties officeooo:rsid="0026cb53" officeooo:paragraph-rsid="0026cb53"/>
    </style:style>
    <style:style style:name="P23" style:family="paragraph" style:parent-style-name="Standard">
      <style:paragraph-properties fo:text-align="justify" style:justify-single-word="false"/>
      <style:text-properties fo:font-size="12pt" fo:font-style="normal" style:text-underline-style="none" officeooo:rsid="002d0fda" officeooo:paragraph-rsid="002d0fda" style:font-size-asian="10.5pt" style:font-style-asian="normal" style:font-size-complex="12pt" style:font-style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style="normal" style:text-underline-style="none" officeooo:rsid="002eb313" officeooo:paragraph-rsid="002eb313" style:font-size-asian="10.5pt" style:font-style-asian="normal" style:font-size-complex="12pt" style:font-style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style="normal" officeooo:rsid="002eb313" officeooo:paragraph-rsid="00229e0c" style:font-size-asian="10.5pt" style:font-style-asian="normal" style:font-size-complex="12pt" style:font-style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font-style="normal" officeooo:rsid="002eb313" officeooo:paragraph-rsid="002eb313" style:font-size-asian="10.5pt" style:font-style-asian="normal" style:font-size-complex="12pt" style:font-style-complex="normal"/>
    </style:style>
    <style:style style:name="P27" style:family="paragraph" style:parent-style-name="Standard">
      <style:paragraph-properties fo:text-align="justify" style:justify-single-word="false"/>
      <style:text-properties officeooo:rsid="002fc11b" officeooo:paragraph-rsid="002fc11b"/>
    </style:style>
    <style:style style:name="P28" style:family="paragraph" style:parent-style-name="Standard" style:list-style-name="L1">
      <style:paragraph-properties fo:text-align="justify" style:justify-single-word="false"/>
      <style:text-properties officeooo:rsid="001f2340" officeooo:paragraph-rsid="001f2340"/>
    </style:style>
    <style:style style:name="P29" style:family="paragraph" style:parent-style-name="Standard" style:list-style-name="L1">
      <style:paragraph-properties fo:text-align="justify" style:justify-single-word="false"/>
      <style:text-properties officeooo:rsid="002a2ed8" officeooo:paragraph-rsid="002eb313"/>
    </style:style>
    <style:style style:name="P30" style:family="paragraph" style:parent-style-name="Standard" style:list-style-name="L1">
      <style:paragraph-properties fo:text-align="justify" style:justify-single-word="false"/>
      <style:text-properties officeooo:rsid="0020deeb" officeooo:paragraph-rsid="002eb313"/>
    </style:style>
    <style:style style:name="P31" style:family="paragraph" style:parent-style-name="Standard" style:list-style-name="L2">
      <style:paragraph-properties fo:text-align="justify" style:justify-single-word="false"/>
      <style:text-properties officeooo:rsid="00245f84" officeooo:paragraph-rsid="00245f84"/>
    </style:style>
    <style:style style:name="P32" style:family="paragraph" style:parent-style-name="Standard" style:list-style-name="L2">
      <style:paragraph-properties fo:text-align="justify" style:justify-single-word="false"/>
      <style:text-properties fo:font-style="normal" officeooo:rsid="002bbd2a" officeooo:paragraph-rsid="002bbd2a" fo:background-color="#ffffff" style:font-style-asian="normal" style:font-style-complex="normal"/>
    </style:style>
    <style:style style:name="P33" style:family="paragraph" style:parent-style-name="Standard" style:list-style-name="L2">
      <style:paragraph-properties fo:text-align="justify" style:justify-single-word="false"/>
      <style:text-properties fo:font-style="italic" officeooo:rsid="00245f84" officeooo:paragraph-rsid="0021c82e" fo:background-color="#0000ff" style:font-size-asian="10.5pt" style:font-style-asian="italic" style:font-style-complex="italic"/>
    </style:style>
    <style:style style:name="P34" style:family="paragraph" style:parent-style-name="Standard" style:list-style-name="L3">
      <style:paragraph-properties fo:text-align="justify" style:justify-single-word="false"/>
      <style:text-properties fo:font-size="12pt" fo:font-style="normal" style:text-underline-style="none" officeooo:rsid="002eb313" officeooo:paragraph-rsid="002eb313" style:font-size-asian="10.5pt" style:font-style-asian="normal" style:font-size-complex="12pt" style:font-style-complex="normal"/>
    </style:style>
    <style:style style:name="P35" style:family="paragraph" style:parent-style-name="Standard" style:list-style-name="L3">
      <style:paragraph-properties fo:text-align="justify" style:justify-single-word="false"/>
      <style:text-properties fo:font-size="12pt" fo:font-style="normal" style:text-underline-style="none" officeooo:rsid="002eb313" officeooo:paragraph-rsid="002f8cd1" style:font-size-asian="10.5pt" style:font-style-asian="normal" style:font-size-complex="12pt" style:font-style-complex="normal"/>
    </style:style>
    <style:style style:name="P36" style:family="paragraph" style:parent-style-name="Standard">
      <style:paragraph-properties fo:text-align="justify" style:justify-single-word="false"/>
      <style:text-properties fo:font-size="12pt" fo:font-style="normal" officeooo:rsid="002eb313" officeooo:paragraph-rsid="002eb313" style:font-size-asian="10.5pt" style:font-style-asian="normal" style:font-size-complex="12pt" style:font-style-complex="normal"/>
    </style:style>
    <style:style style:name="P37" style:family="paragraph" style:parent-style-name="Standard">
      <style:paragraph-properties fo:text-align="justify" style:justify-single-word="false"/>
      <style:text-properties fo:font-size="12pt" fo:font-style="normal" officeooo:rsid="00357d32" officeooo:paragraph-rsid="00357d32" style:font-size-asian="10.5pt" style:font-style-asian="normal" style:font-size-complex="12pt" style:font-style-complex="normal"/>
    </style:style>
    <style:style style:name="T1" style:family="text">
      <style:text-properties officeooo:rsid="0021c82e"/>
    </style:style>
    <style:style style:name="T2" style:family="text">
      <style:text-properties officeooo:rsid="00229e0c"/>
    </style:style>
    <style:style style:name="T3" style:family="text">
      <style:text-properties officeooo:rsid="00245f8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45f84" style:font-style-asian="italic" style:font-style-complex="italic"/>
    </style:style>
    <style:style style:name="T6" style:family="text">
      <style:text-properties fo:font-style="italic" officeooo:rsid="00252a48" style:font-style-asian="italic" style:font-style-complex="italic"/>
    </style:style>
    <style:style style:name="T7" style:family="text">
      <style:text-properties fo:font-style="italic" officeooo:rsid="00357d32" style:font-style-asian="italic" style:font-style-complex="italic"/>
    </style:style>
    <style:style style:name="T8" style:family="text">
      <style:text-properties fo:font-style="italic" fo:background-color="#0000ff" loext:char-shading-value="0" style:font-size-asian="10.5pt" style:font-style-asian="italic" style:font-style-complex="italic"/>
    </style:style>
    <style:style style:name="T9" style:family="text">
      <style:text-properties fo:font-style="italic" officeooo:rsid="00245f84" fo:background-color="#0000ff" loext:char-shading-value="0" style:font-size-asian="10.5pt" style:font-style-asian="italic" style:font-style-complex="italic"/>
    </style:style>
    <style:style style:name="T10" style:family="text">
      <style:text-properties fo:font-style="italic" officeooo:rsid="00229e0c" fo:background-color="#0000ff" loext:char-shading-value="0" style:font-size-asian="10.5pt" style:font-style-asian="italic" style:font-style-complex="italic"/>
    </style:style>
    <style:style style:name="T11" style:family="text">
      <style:text-properties fo:font-style="italic" officeooo:rsid="00245f84" fo:background-color="#0000ff" loext:char-shading-value="0" style:font-style-asian="italic" style:font-style-complex="italic"/>
    </style:style>
    <style:style style:name="T12" style:family="text">
      <style:text-properties fo:font-style="italic" fo:font-weight="bold" officeooo:rsid="00245f84" style:font-style-asian="italic" style:font-weight-asian="bold" style:font-style-complex="italic" style:font-weight-complex="bold"/>
    </style:style>
    <style:style style:name="T13" style:family="text">
      <style:text-properties fo:font-style="italic" fo:background-color="#ffffff" loext:char-shading-value="0" style:font-size-asian="10.5pt" style:font-style-asian="italic" style:font-style-complex="italic"/>
    </style:style>
    <style:style style:name="T14" style:family="text">
      <style:text-properties fo:font-style="italic" style:font-size-asian="10.5pt" style:font-style-asian="italic" style:font-style-complex="italic"/>
    </style:style>
    <style:style style:name="T15" style:family="text">
      <style:text-properties officeooo:rsid="00252a48"/>
    </style:style>
    <style:style style:name="T16" style:family="text">
      <style:text-properties officeooo:rsid="0027aeae"/>
    </style:style>
    <style:style style:name="T17" style:family="text">
      <style:text-properties officeooo:rsid="00292bf4"/>
    </style:style>
    <style:style style:name="T18" style:family="text">
      <style:text-properties style:font-size-asian="10.5pt"/>
    </style:style>
    <style:style style:name="T19" style:family="text">
      <style:text-properties officeooo:rsid="002d0fda"/>
    </style:style>
    <style:style style:name="T20" style:family="text">
      <style:text-properties fo:font-style="normal" fo:background-color="#ffffff" loext:char-shading-value="0" style:font-size-asian="10.5pt" style:font-style-asian="normal" style:font-style-complex="normal"/>
    </style:style>
    <style:style style:name="T21" style:family="text">
      <style:text-properties fo:font-style="normal" officeooo:rsid="00245f84" fo:background-color="#ffffff" loext:char-shading-value="0" style:font-size-asian="10.5pt" style:font-style-asian="normal" style:font-style-complex="normal"/>
    </style:style>
    <style:style style:name="T22" style:family="text">
      <style:text-properties fo:font-style="normal" officeooo:rsid="0032a92a" fo:background-color="#ffffff" loext:char-shading-value="0" style:font-size-asian="10.5pt" style:font-style-asian="normal" style:font-style-complex="normal"/>
    </style:style>
    <style:style style:name="T23" style:family="text">
      <style:text-properties officeooo:rsid="002fc11b"/>
    </style:style>
    <style:style style:name="T24" style:family="text">
      <style:text-properties officeooo:rsid="0032a92a"/>
    </style:style>
    <style:style style:name="T25" style:family="text">
      <style:text-properties officeooo:rsid="003568d7"/>
    </style:style>
    <style:style style:name="T26" style:family="text">
      <style:text-properties officeooo:rsid="00357d3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EXAMEN TIPO <text:span text:style-name="T17">A</text:span></text:p>
      <text:p text:style-name="P10"/>
      <text:p text:style-name="P10"/>
      <text:p text:style-name="P26">Crea un directorio denominado <text:span text:style-name="T4">Examen</text:span> y en el vas a realizar los ejercicios. <text:span text:style-name="T26">No puedes salir de esta carpeta durante todo el examen. No puedes usar ningún </text:span><text:span text:style-name="T7">IDE</text:span><text:span text:style-name="T26">, solo se permiten editores del sistema o programas como el Geany o </text:span><text:span text:style-name="T7">NotePad++</text:span><text:span text:style-name="T26">.</text:span></text:p>
      <text:p text:style-name="P37">No se puede usar <text:span text:style-name="T4">Internet</text:span>, solo para comprobar que has subido los archivos a tu repositorio de <text:span text:style-name="T4">gitHub</text:span> y ver la documentación que se te entrega.</text:p>
      <text:p text:style-name="P26"/>
      <text:p text:style-name="P15">EJERCICIO 1</text:p>
      <text:p text:style-name="P25"/>
      <text:p text:style-name="P1">Realiza un programa <text:span text:style-name="T15">denominado </text:span><text:span text:style-name="T6">Ejercicio1.java</text:span><text:span text:style-name="T15">, </text:span>que dado dos números, imprima los números desde el primero al segundo, <text:span text:style-name="T2">ambos inclusive. D</text:span>ebes tener en cuenta lo siguiente:</text:p>
      <text:p text:style-name="P2"/>
      <text:p text:style-name="P2"><text:span text:style-name="T2">C</text:span>ompr<text:span text:style-name="T3">obar</text:span> que el primer número es mayor que el segundo. En caso que no sea así debe imprimir los número desde el segundo al primero <text:span text:style-name="T2">y e</text:span>n el caso que sean iguales deben indicar que son iguales <text:span text:style-name="T2">y no imprimir nada</text:span>.</text:p>
      <text:p text:style-name="P2"/>
      <text:p text:style-name="P14">Criterios de evaluación:</text:p>
      <text:p text:style-name="P2"/>
      <text:list xml:id="list7749302817691002133" text:style-name="L1">
        <text:list-item>
          <text:p text:style-name="P28">Lógica del programa: <text:span text:style-name="T9">1 pto.</text:span></text:p>
        </text:list-item>
        <text:list-item>
          <text:p text:style-name="P28">Si realizas el programa solicitando los datos con la clase <text:span text:style-name="T4">Scanner</text:span> o bien los pasa<text:span text:style-name="T24">s</text:span> como argumentos <text:span text:style-name="T2">(En caso de no hacerlo declara los dos datos dentro del programa): </text:span><text:span text:style-name="T10">1 pto.</text:span></text:p>
        </text:list-item>
        <text:list-item>
          <text:p text:style-name="P29"><text:span text:style-name="T20">Usando </text:span><text:span text:style-name="T13">printf</text:span><text:span text:style-name="T20"> genera las salidas <text:s/>a pantalla </text:span><text:span text:style-name="T22">en dos columnas</text:span><text:span text:style-name="T20">:</text:span><text:span text:style-name="T21"> </text:span><text:span text:style-name="T9">1 pto.</text:span></text:p>
        </text:list-item>
        <text:list-item>
          <text:p text:style-name="P30">Implementa el siguiente método, bien en el propio programa o bien en una clase separada:</text:p>
        </text:list-item>
      </text:list>
      <text:p text:style-name="P5"/>
      <text:p text:style-name="P19">public static double calcularValorMedio(int valorMenor, int valorMayor)</text:p>
      <text:p text:style-name="P5"/>
      <text:p text:style-name="P5"><text:span text:style-name="T2">Criterios de evaluación</text:span>:</text:p>
      <text:list xml:id="list60011253303208582" text:style-name="L2">
        <text:list-item>
          <text:p text:style-name="P31">Lógica del método: <text:span text:style-name="T8">1 pto. </text:span></text:p>
        </text:list-item>
        <text:list-item>
          <text:p text:style-name="P32"><text:span text:style-name="T18">Realiza la llamada al método y muestra una salida, usando <text:s/></text:span><text:span text:style-name="T14">printf</text:span><text:span text:style-name="T18">, como: </text:span><text:span text:style-name="T9">1 pto. </text:span></text:p>
          <text:p text:style-name="P33"/>
        </text:list-item>
      </text:list>
      <text:p text:style-name="P9"/>
      <text:p text:style-name="P20">El valor medio 2 y 11 es 6,50.</text:p>
      <text:p text:style-name="P20"/>
      <text:p text:style-name="P6"/>
      <text:p text:style-name="P5"/>
      <text:p text:style-name="P16">EJERCICIO 2</text:p>
      <text:p text:style-name="P12"/>
      <text:p text:style-name="P8"><text:span text:style-name="T3">Crea un programa denominado </text:span><text:span text:style-name="T5">Ejercicio2.java</text:span><text:span text:style-name="T3"> que leída una</text:span> <text:span text:style-name="T1">frase</text:span> <text:span text:style-name="T1"><text:s/>con la clase Scanner implemente la siguiente lógica: (en el caso que no seas capaz de usar la clase Scanner incluye la frase en el código fuente, esto te restará medio punto)</text:span></text:p>
      <text:p text:style-name="P7"/>
      <text:p text:style-name="P6"><text:span text:style-name="T3">Nos de el número de </text:span><text:span text:style-name="T12">z</text:span><text:span text:style-name="T5"> </text:span><text:span text:style-name="T3">y </text:span><text:span text:style-name="T12">c</text:span><text:span text:style-name="T3"> que contiene la frase. <text:s/></text:span><text:span text:style-name="T9">1 pto. </text:span></text:p>
      <text:p text:style-name="P11">Nos de el número de palabras <text:span text:style-name="T16">que </text:span>contiene. <text:span text:style-name="T3"><text:s/></text:span><text:span text:style-name="T9">1 pto. </text:span></text:p>
      <text:p text:style-name="P11">Nos de la frase en mayúscula y en minúscula concatenada <text:span text:style-name="T3"><text:s/></text:span><text:span text:style-name="T9">1 pto. </text:span></text:p>
      <text:p text:style-name="P4"/>
      <text:p text:style-name="P17">EJERCICIO <text:span text:style-name="T19">3</text:span></text:p>
      <text:p text:style-name="P23"/>
      <text:p text:style-name="P23">Crea un repositorio de git local (incluyendo un .gitignore que ignore los archivos de extensión .class) y realiza un primer commit con los dos archivos anteriores. </text:p>
      <text:p text:style-name="P23"><text:soft-page-break/>Genera la documentación de la clase Ejercicio1, donde se incluya el autor y versión <text:span text:style-name="T23">en un directorio denominado doc</text:span></text:p>
      <text:p text:style-name="P24">Posteriormente sincroniza dicho repositorio local con un repositorio de gitHub.</text:p>
      <text:p text:style-name="P24"/>
      <text:p text:style-name="P24">Criterios de evaluación:</text:p>
      <text:p text:style-name="P24"/>
      <text:list xml:id="list5437244753342415476" text:style-name="L3">
        <text:list-item>
          <text:p text:style-name="P34">Generas documentación: <text:span text:style-name="T11">1 pto. </text:span></text:p>
        </text:list-item>
        <text:list-item>
          <text:p text:style-name="P35">Utilizas repositorio local y remoto: <text:span text:style-name="T11">1 pto. </text:span></text:p>
        </text:list-item>
      </text:list>
      <text:p text:style-name="P3"/>
      <text:p text:style-name="P18">DOCUMENTOS A ENTREGAR:</text:p>
      <text:p text:style-name="P21"/>
      <text:p text:style-name="P22">Un archivo comprimido denominado nombreApellidos.tar.gz o nombreApellidos.zip que contenga los archivos fuente mas el directorio doc.</text:p>
      <text:p text:style-name="P27"><text:span text:style-name="T25">Indica </text:span><text:s/>tu dirección del repositorio de gitHub <text:span text:style-name="T25">en un fichero de texto denominado urlGitHub.txt e incluye el mismo en fichero comprimido anterior.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4T17:23:39.727060903</meta:creation-date>
    <dc:date>2016-12-12T18:05:59.813388573</dc:date>
    <meta:editing-duration>PT1H22M17S</meta:editing-duration>
    <meta:editing-cycles>15</meta:editing-cycles>
    <meta:generator>LibreOffice/4.2.8.2$Linux_X86_64 LibreOffice_project/420m0$Build-2</meta:generator>
    <meta:document-statistic meta:table-count="0" meta:image-count="0" meta:object-count="0" meta:page-count="2" meta:paragraph-count="31" meta:word-count="440" meta:character-count="2600" meta:non-whitespace-character-count="2184"/>
  </office:meta>
</office:document-meta>
</file>